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Preformatted_20_Text">
      <style:text-properties style:font-name="Arial"/>
    </style:style>
    <style:style style:name="P3" style:family="paragraph" style:parent-style-name="Preformatted_20_Text">
      <style:paragraph-properties fo:margin-top="0cm" fo:margin-bottom="0.499cm" style:contextual-spacing="false"/>
      <style:text-properties style:font-name="Arial"/>
    </style:style>
    <style:style style:name="P4" style:family="paragraph" style:parent-style-name="Text_20_body">
      <style:text-properties officeooo:paragraph-rsid="0012dd98"/>
    </style:style>
    <style:style style:name="P5" style:family="paragraph" style:parent-style-name="Text_20_body">
      <style:text-properties officeooo:paragraph-rsid="00165353"/>
    </style:style>
    <style:style style:name="P6" style:family="paragraph" style:parent-style-name="Text_20_body">
      <style:text-properties officeooo:rsid="0017d6d6" officeooo:paragraph-rsid="0017d6d6"/>
    </style:style>
    <style:style style:name="P7" style:family="paragraph" style:parent-style-name="Text_20_body">
      <style:text-properties officeooo:paragraph-rsid="001f6697"/>
    </style:style>
    <style:style style:name="P8" style:family="paragraph" style:parent-style-name="Heading_20_1">
      <style:text-properties officeooo:rsid="000d160c" officeooo:paragraph-rsid="0021949a"/>
    </style:style>
    <style:style style:name="P9" style:family="paragraph" style:parent-style-name="Heading_20_2">
      <style:text-properties officeooo:paragraph-rsid="0017d6d6"/>
    </style:style>
    <style:style style:name="P10" style:family="paragraph" style:parent-style-name="Text_20_body" style:list-style-name="L1">
      <style:text-properties officeooo:rsid="000d160c" officeooo:paragraph-rsid="00237b65"/>
    </style:style>
    <style:style style:name="P11" style:family="paragraph" style:parent-style-name="Text_20_body" style:list-style-name="L1">
      <style:text-properties officeooo:rsid="00237b65" officeooo:paragraph-rsid="00237b65"/>
    </style:style>
    <style:style style:name="T1" style:family="text">
      <style:text-properties fo:font-style="italic" style:font-style-asian="italic" style:font-style-complex="italic"/>
    </style:style>
    <style:style style:name="T2" style:family="text">
      <style:text-properties fo:font-style="italic" officeooo:rsid="0013f525" style:font-style-asian="italic" style:font-style-complex="italic"/>
    </style:style>
    <style:style style:name="T3" style:family="text">
      <style:text-properties fo:font-style="italic" officeooo:rsid="00165353" style:font-style-asian="italic" style:font-style-complex="italic"/>
    </style:style>
    <style:style style:name="T4" style:family="text">
      <style:text-properties fo:font-style="italic" officeooo:rsid="0012dd98" style:font-style-asian="italic" style:font-style-complex="italic"/>
    </style:style>
    <style:style style:name="T5" style:family="text">
      <style:text-properties fo:font-style="italic" officeooo:rsid="001e59d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officeooo:rsid="0012dd98"/>
    </style:style>
    <style:style style:name="T9" style:family="text">
      <style:text-properties officeooo:rsid="0013f525"/>
    </style:style>
    <style:style style:name="T10" style:family="text">
      <style:text-properties officeooo:rsid="00165353"/>
    </style:style>
    <style:style style:name="T11" style:family="text">
      <style:text-properties officeooo:rsid="0017d6d6"/>
    </style:style>
    <style:style style:name="T12" style:family="text">
      <style:text-properties fo:font-style="normal" officeooo:rsid="0013f525" style:font-style-asian="normal" style:font-style-complex="normal"/>
    </style:style>
    <style:style style:name="T13" style:family="text">
      <style:text-properties fo:font-style="normal" officeooo:rsid="001e3fa0" style:font-style-asian="normal" style:font-style-complex="normal"/>
    </style:style>
    <style:style style:name="T14" style:family="text">
      <style:text-properties fo:font-style="normal" officeooo:rsid="001e59de" style:font-style-asian="normal" style:font-style-complex="normal"/>
    </style:style>
    <style:style style:name="T15" style:family="text">
      <style:text-properties officeooo:rsid="0020812a"/>
    </style:style>
    <style:style style:name="T16" style:family="text">
      <style:text-properties officeooo:rsid="000d16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tilização – Jon 1.0</text:p>
      <text:p text:style-name="P1"/>
      <text:h text:style-name="Heading_20_1" text:outline-level="1">Introdução</text:h>
      <text:p text:style-name="Text_20_body">Esse é o manual de utilização do Jon, um software que provê uma interface gráfica intuitiva para a configuração de um outro software chamado Arya. O Arya é um software com interação via linha de comanda e processamento em lote de imagens contendo formulários padronizados de respostas de provas objetivas. Com o Jon é possível gerar o arquivo de configuração necessário, contendo a delimitação dos campos e respostas de cada uma das questões do formulário.</text:p>
      <text:h text:style-name="Heading_20_1" text:outline-level="1">Licença</text:h>
      <text:p text:style-name="P2">Jon, versão 1.0. Copyright (C) 201<text:span text:style-name="T15">3</text:span> <text:s/>Romualdo André da Costa</text:p>
      <text:p text:style-name="P2"><text:s text:c="3"/></text:p>
      <text:p text:style-name="P2"><text:s text:c="4"/>Este programa é software livre; você pode redistribuí-lo e/ou</text:p>
      <text:p text:style-name="P2"><text:s text:c="4"/>modificá-lo sob os termos da Licença Pública Geral GNU, conforme</text:p>
      <text:p text:style-name="P2"><text:s text:c="4"/>publicada pela Free Software Foundation; tanto a versão 2 da</text:p>
      <text:p text:style-name="P2"><text:s text:c="4"/>Licença como (a seu critério) qualquer versão mais nova.</text:p>
      <text:p text:style-name="P2"/>
      <text:p text:style-name="P2"><text:s text:c="4"/>Este programa é distribuído na expectativa de ser útil, mas SEM</text:p>
      <text:p text:style-name="P2"><text:s text:c="4"/>QUALQUER GARANTIA; sem mesmo a garantia implícita de</text:p>
      <text:p text:style-name="P2"><text:s text:c="4"/>COMERCIALIZAÇÃO ou de ADEQUAÇÃO A QUALQUER PROPÓSITO EM</text:p>
      <text:p text:style-name="P2"><text:s text:c="4"/>PARTICULAR. Consulte a Licença Pública Geral GNU para obter mais</text:p>
      <text:p text:style-name="P2"><text:s text:c="4"/>detalhes.</text:p>
      <text:p text:style-name="P2"><text:s/></text:p>
      <text:p text:style-name="P2"><text:s text:c="4"/>Você deve ter recebido uma cópia da Licença Pública Geral GNU</text:p>
      <text:p text:style-name="P2"><text:s text:c="4"/>junto com este programa; se não, escreva para a Free Software</text:p>
      <text:p text:style-name="P2"><text:s text:c="4"/>Foundation, Inc., 59 Temple Place, Suite 330, Boston, MA</text:p>
      <text:p text:style-name="P3"><text:s text:c="4"/>02111-1307, USA.</text:p>
      <text:h text:style-name="P8" text:outline-level="1">Pré-requisitos</text:h>
      <text:list xml:id="list7839431104451015359" text:style-name="L1">
        <text:list-item>
          <text:p text:style-name="P11">Python 2.7.x (http://www.python.org)</text:p>
        </text:list-item>
        <text:list-item>
          <text:p text:style-name="P10"><text:span text:style-name="T16">PIL (http://www.pythonware.com/products/pil/)</text:span></text:p>
        </text:list-item>
      </text:list>
      <text:h text:style-name="Heading_20_1" text:outline-level="1">Utilização</text:h>
      <text:h text:style-name="Heading_20_2" text:outline-level="2">Abrindo imagem de fundo</text:h>
      <text:p text:style-name="Text_20_body">Antes de iniciar a criação de um arquivo de configuração, doravante chamado <text:span text:style-name="T1">aplicação</text:span>, é necessário delimitar uma imagem de fundo para a área de desenho. Isso é necessário para que o usuário tenha noção de como delimitar cada campo. O atalho de teclado para o comando de abrir a imagem de fundo é Ctrl+i ou no menu <text:span text:style-name="T1">Arquivo, Abrir Imagem</text:span>.</text:p>
      <text:h text:style-name="Heading_20_2" text:outline-level="2">Criando nova aplicação</text:h>
      <text:p text:style-name="Text_20_body">Quando uma nova aplicação é criada, todos os campos já configurados são apagados e permanece apenas a imagem de fundo. O atalho de teclado para o comando de nova aplicação é Ctrl+n ou no menu <text:span text:style-name="T1">Arquivo, Nova Aplicação</text:span>.</text:p>
      <text:h text:style-name="P9" text:outline-level="2"><text:span text:style-name="T11">Salvando</text:span> nova aplicação</text:h>
      <text:p text:style-name="P6">As aplicações são salvas no disco com a extensão de arquivo .csv (Comma Separated Values <text:s/>- <text:soft-page-break/>Valores separados por vírgula) compatível com o Arya. A aplicação conterá todos os campos configurados. O atalho de teclado para salvar uma aplicação é Ctrl+s ou no menu <text:span text:style-name="T1">Arquivo, Salvar Aplicação</text:span>.</text:p>
      <text:h text:style-name="Heading_20_2" text:outline-level="2">Abrindo aplicação salva em disco</text:h>
      <text:p text:style-name="Text_20_body">As aplicações são salvas no disco com a extensão de arquivo .csv (Comma Separated Values <text:s/>- Valores separados por vírgula). Quando da abertura do arquivo de aplicação, os campos configurados são mostrados na tela na ordem como foram criados. Uma aplicação só pode ser aberta se houver uma imagem de fundo configurada. Se houver algum campo configurado anteriormente, ele será apagado e somente os campos do arquivo de aplicação aparecerão. <text:span text:style-name="T7">O atalho de teclado para o comando de abrir aplicação é Ctrl+a ou no menu </text:span><text:span text:style-name="T6">Arquivo, Abrir Aplicação</text:span><text:span text:style-name="T7">.</text:span></text:p>
      <text:h text:style-name="Heading_20_2" text:outline-level="2">Criando novo campo</text:h>
      <text:p text:style-name="P4"><text:span text:style-name="T8">Para criar um novo campo para a correção, selecione o menu </text:span><text:span text:style-name="T4">Campo, Novo</text:span><text:span text:style-name="T8">, clique com o botão esquerdo do </text:span><text:span text:style-name="T4">mouse</text:span><text:span text:style-name="T8"> por cima da imagem de fundo, selecionando o início do campo. Aparecerá um diálogo para configuração do campo. Nesse diálogo coloque a quantidade de células do campo (1 até 10), a direção do campo (horizontal ou vertical), o tipo do campo (caractere ou numeral), se o campo faz parte do identificador da folha de respostas, as dimensões de cada célula do campo em </text:span><text:span text:style-name="T2">pixels</text:span><text:span text:style-name="T12"> </text:span><text:span text:style-name="T13">e o espaçamento entre cada célula</text:span><text:span text:style-name="T9">. Caso deseje desistir do processo, basta clicar no botão </text:span><text:span text:style-name="T2">Cancelar</text:span><text:span text:style-name="T9">. Para salvar o campo, clique em </text:span><text:span text:style-name="T2">Ok</text:span><text:span text:style-name="T9">. Após a seleção do campo será atualizada para as dimensões especificadas. Ao campo será atribuído um identificador que ficará próximo do campo.</text:span></text:p>
      <text:h text:style-name="Heading_20_2" text:outline-level="2">Movendo campo</text:h>
      <text:p text:style-name="P5"><text:span text:style-name="T10">Para selecionar um campo e movê-lo, utilize o botão central do </text:span><text:span text:style-name="T3">mouse </text:span><text:span text:style-name="T14">ou selecione o menu</text:span><text:span text:style-name="T5"> Campo, Mover</text:span><text:span text:style-name="T14"> e utilize o botão esquerdo</text:span><text:span text:style-name="T10">. Clique sobre a linha limítrofe do campo, ela mudará pra a cor vermelha, indicando que foi selecionado. Após a seleção, pode-se <text:s/>mantenha o botão central pressionado e mova o campo para outra área, ao soltar a operação estará finalizada.</text:span></text:p>
      <text:h text:style-name="Heading_20_2" text:outline-level="2">Apagando campo</text:h>
      <text:p text:style-name="P7"><text:span text:style-name="T10">Selecione o campo utilizando o botão central do </text:span><text:span text:style-name="T3">mouse</text:span><text:span text:style-name="T10"> </text:span><text:span text:style-name="T14">ou selecione o menu</text:span><text:span text:style-name="T5"> Campo, Mover</text:span><text:span text:style-name="T14"> e utilize o botão esquerdo.</text:span><text:span text:style-name="T10"> Depois de selecionado, apague o campo usando a tecla </text:span><text:span text:style-name="T3">Delete</text:span><text:span text:style-name="T10">.</text:span></text:p>
      <text:h text:style-name="Heading_20_2" text:outline-level="2">Alterando campo</text:h>
      <text:p text:style-name="P5"><text:span text:style-name="T10">Selecione o campo utilizando o clique com botão direito do </text:span><text:span text:style-name="T3">mouse</text:span><text:span text:style-name="T10">. A linha limítrofe do campo mudará para a cor azul, indicando que o campo foi selecionado. Altere as informações do campo da mesma forma que na operação de criação do campo. Caso deseje desistir do processo, basta clicar no botão </text:span><text:span text:style-name="T2">Cancelar</text:span><text:span text:style-name="T9">. Para salvar o campo, clique em </text:span><text:span text:style-name="T2">Ok</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3T09:33:23.13</meta:creation-date>
    <dc:date>2013-09-19T10:28:29.569000000</dc:date>
    <meta:editing-duration>PT6H54M50S</meta:editing-duration>
    <meta:editing-cycles>30</meta:editing-cycles>
    <meta:generator>LibreOffice/4.1.1.2$Windows_x86 LibreOffice_project/7e4286b58adc75a14f6d83f53a03b6c11fa2903</meta:generator>
    <meta:document-statistic meta:table-count="0" meta:image-count="0" meta:object-count="0" meta:page-count="2" meta:paragraph-count="40" meta:word-count="747" meta:character-count="4583" meta:non-whitespace-character-count="3815"/>
  </office:meta>
</office:document-meta>
</file>